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Standard_20__28_user_29_">
      <style:table-properties style:width="7.5in" fo:margin-left="0in" fo:margin-right="0in" style:page-number="auto" table:align="margins" style:writing-mode="lr-tb"/>
    </style:style>
    <style:style style:name="Table3.A" style:family="table-column">
      <style:table-column-properties style:column-width="1.9438in" style:rel-column-width="16984*"/>
    </style:style>
    <style:style style:name="Table3.B" style:family="table-column">
      <style:table-column-properties style:column-width="1.1806in" style:rel-column-width="10315*"/>
    </style:style>
    <style:style style:name="Table3.C" style:family="table-column">
      <style:table-column-properties style:column-width="1.45in" style:rel-column-width="12670*"/>
    </style:style>
    <style:style style:name="Table3.D" style:family="table-column">
      <style:table-column-properties style:column-width="0.4042in" style:rel-column-width="3531*"/>
    </style:style>
    <style:style style:name="Table3.E" style:family="table-column">
      <style:table-column-properties style:column-width="2.5215in" style:rel-column-width="22035*"/>
    </style:style>
    <style:style style:name="Table3.1" style:family="table-row">
      <style:table-row-properties style:min-row-height="0.4063in" style:keep-together="true" fo:keep-together="auto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1458in" style:keep-together="true" fo:keep-together="auto"/>
    </style:style>
    <style:style style:name="Table3.A2" style:family="table-cell">
      <style:table-cell-properties fo:padding="0.0382in" fo:border="none"/>
    </style:style>
    <style:style style:name="Table3.C2" style:family="table-cell">
      <style:table-cell-properties fo:padding="0in" fo:border="none"/>
    </style:style>
    <style:style style:name="Table3.D2" style:family="table-cell">
      <style:table-cell-properties fo:padding="0in" fo:border="none"/>
    </style:style>
    <style:style style:name="Table3.A3" style:family="table-cell">
      <style:table-cell-properties style:vertical-align="bottom" fo:padding="0.0382in" fo:border-left="none" fo:border-right="none" fo:border-top="none" fo:border-bottom="1pt solid #000000"/>
    </style:style>
    <style:style style:name="Table3.A4" style:family="table-cell">
      <style:table-cell-properties style:vertical-align="" fo:padding="0.0382in" fo:border="none"/>
    </style:style>
    <style:style style:name="Table3.A12" style:family="table-cell">
      <style:table-cell-properties fo:padding="0.0382in" fo:border-left="none" fo:border-right="none" fo:border-top="none" fo:border-bottom="1pt solid #000000"/>
    </style:style>
    <style:style style:name="Table3.A13" style:family="table-cell">
      <style:table-cell-properties fo:padding="0.0382in" fo:border="none"/>
    </style:style>
    <style:style style:name="Table3.A14" style:family="table-cell">
      <style:table-cell-properties fo:padding="0.0382in" fo:border="none"/>
    </style:style>
    <style:style style:name="Table3.A15" style:family="table-cell">
      <style:table-cell-properties fo:padding="0.0382in" fo:border="none"/>
    </style:style>
    <style:style style:name="Table3.A16" style:family="table-cell">
      <style:table-cell-properties fo:padding="0.0382in" fo:border="none"/>
    </style:style>
    <style:style style:name="Table3.A17" style:family="table-cell">
      <style:table-cell-properties fo:padding="0.0382in" fo:border="none"/>
    </style:style>
    <style:style style:name="Table3.A18" style:family="table-cell">
      <style:table-cell-properties fo:padding="0.0382in" fo:border="none"/>
    </style:style>
    <style:style style:name="Table3.19" style:family="table-row">
      <style:table-row-properties style:keep-together="true" fo:keep-together="auto"/>
    </style:style>
    <style:style style:name="Table3.A19" style:family="table-cell">
      <style:table-cell-properties fo:padding="0.0382in" fo:border="none"/>
    </style:style>
    <style:style style:name="Table3.20" style:family="table-row">
      <style:table-row-properties style:keep-together="true" fo:keep-together="auto"/>
    </style:style>
    <style:style style:name="Table3.A20" style:family="table-cell">
      <style:table-cell-properties fo:padding="0.0382in" fo:border="none"/>
    </style:style>
    <style:style style:name="Table3.21" style:family="table-row">
      <style:table-row-properties style:keep-together="true" fo:keep-together="auto"/>
    </style:style>
    <style:style style:name="Table3.A21" style:family="table-cell">
      <style:table-cell-properties fo:padding="0.0382in" fo:border-left="none" fo:border-right="none" fo:border-top="none" fo:border-bottom="1pt solid #000000"/>
    </style:style>
    <style:style style:name="Table3.22" style:family="table-row">
      <style:table-row-properties style:keep-together="true" fo:keep-together="auto"/>
    </style:style>
    <style:style style:name="Table3.A22" style:family="table-cell">
      <style:table-cell-properties fo:padding="0.0382in" fo:border="none"/>
    </style:style>
    <style:style style:name="Table3.E22" style:family="table-cell">
      <style:table-cell-properties fo:padding="0.0382in" fo:border="none"/>
    </style:style>
    <style:style style:name="Table3.23" style:family="table-row">
      <style:table-row-properties style:keep-together="true" fo:keep-together="auto"/>
    </style:style>
    <style:style style:name="Table3.A23" style:family="table-cell">
      <style:table-cell-properties fo:padding="0.0382in" fo:border-left="none" fo:border-right="none" fo:border-top="none" fo:border-bottom="1pt solid #000000"/>
    </style:style>
    <style:style style:name="Table3.24" style:family="table-row">
      <style:table-row-properties style:keep-together="true" fo:keep-together="auto"/>
    </style:style>
    <style:style style:name="Table3.A24" style:family="table-cell">
      <style:table-cell-properties fo:padding="0.0382in" fo:border="none"/>
    </style:style>
    <style:style style:name="Table3.25" style:family="table-row">
      <style:table-row-properties style:keep-together="true" fo:keep-together="auto"/>
    </style:style>
    <style:style style:name="Table3.A25" style:family="table-cell">
      <style:table-cell-properties fo:padding="0.0382in" fo:border="none"/>
    </style:style>
    <style:style style:name="Table3.26" style:family="table-row">
      <style:table-row-properties style:keep-together="true" fo:keep-together="auto"/>
    </style:style>
    <style:style style:name="Table3.A26" style:family="table-cell">
      <style:table-cell-properties fo:padding="0.0382in" fo:border="none"/>
    </style:style>
    <style:style style:name="P1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fo:font-weight="bold" style:font-size-asian="10pt" style:font-size-complex="10pt" style:font-weight-complex="bold"/>
    </style:style>
    <style:style style:name="P2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in" fo:margin-right="-0.0417in" fo:text-align="end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5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name-complex="DejaVu Sans" style:font-size-complex="10pt"/>
    </style:style>
    <style:style style:name="P6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-0.0417in" fo:text-indent="0in" style:auto-text-indent="false" style:writing-mode="lr-tb"/>
      <style:text-properties fo:text-transform="uppercase" style:font-name="FreeSerif" fo:font-size="10pt" fo:font-weight="bold" style:font-size-asian="10pt" style:font-name-complex="FreeSerif" style:font-size-complex="10pt" style:font-weight-complex="bold"/>
    </style:style>
    <style:style style:name="P8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-0.0417in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10" style:family="paragraph" style:parent-style-name="Standard">
      <style:paragraph-properties fo:margin-left="0in" fo:margin-right="-0.0417in" fo:text-align="center" style:justify-single-word="false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11" style:family="paragraph" style:parent-style-name="Standard">
      <style:paragraph-properties fo:margin-left="0in" fo:margin-right="-0.0417in" fo:text-align="end" style:justify-single-word="false" fo:text-indent="0in" style:auto-text-indent="false" style:writing-mode="lr-tb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left="0in" fo:margin-right="0in" fo:text-indent="0in" style:auto-text-indent="false" style:writing-mode="lr-tb"/>
    </style:style>
    <style:style style:name="P13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4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5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P16" style:family="paragraph" style:parent-style-name="Standard" style:master-page-name="Standard_20__28_user_29_">
      <style:paragraph-properties fo:margin-left="0in" fo:margin-right="-0.0417in" fo:text-align="center" style:justify-single-word="false" fo:text-indent="0in" style:auto-text-indent="false" style:page-number="auto" style:writing-mode="lr-tb"/>
      <style:text-properties fo:text-transform="uppercase" style:font-name="FreeSerif" fo:font-size="12pt" fo:font-style="normal" fo:font-weight="bold" style:font-size-asian="12pt" style:font-name-complex="FreeSerif" style:font-size-complex="12pt" style:font-style-complex="italic" style:font-weight-complex="bold"/>
    </style:style>
    <style:style style:name="P17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18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name-complex="DejaVu Sans" style:font-size-complex="10pt"/>
    </style:style>
    <style:style style:name="P19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21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22" style:family="paragraph" style:parent-style-name="Table_20_Contents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T1" style:family="text">
      <style:text-properties fo:font-style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name-complex="DejaVu Sans" style:font-style-complex="italic" style:font-weight-complex="normal"/>
    </style:style>
    <style:style style:name="T4" style:family="text">
      <style:text-properties fo:font-weight="bold" style:font-weight-complex="bold"/>
    </style:style>
    <style:style style:name="T5" style:family="text">
      <style:text-properties style:font-name="Times New Roman" fo:language="en" fo:country="US" fo:font-style="normal" fo:font-weight="normal"/>
    </style:style>
    <style:style style:name="T6" style:family="text">
      <style:text-properties style:font-name="Times New Roman" fo:language="en" fo:country="US" fo:font-style="normal" fo:font-weight="normal" style:font-weight-asian="normal" style:font-weight-complex="normal"/>
    </style:style>
    <style:style style:name="T7" style:family="text">
      <style:text-properties style:font-name="Times New Roman" fo:language="en" fo:country="US" fo:font-style="normal" fo:font-weight="bold" style:font-weight-complex="bold"/>
    </style:style>
    <style:style style:name="T8" style:family="text">
      <style:text-properties fo:font-style="normal" fo:font-weight="bold" style:font-style-asian="normal" style:font-style-complex="normal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style:font-size-asian="11pt" style:font-style-asian="italic" style:font-weight-asian="bold" style:font-size-complex="11pt" style:font-weight-complex="bold"/>
    </style:style>
    <style:style style:name="T13" style:family="text">
      <style:text-properties fo:font-size="11pt" fo:font-style="normal" style:font-size-asian="11pt" style:font-style-asian="normal" style:font-size-complex="11pt" style:font-style-complex="normal"/>
    </style:style>
    <style:style style:name="T14" style:family="text">
      <style:text-properties fo:font-size="11pt" fo:font-style="normal" fo:font-weight="bold" style:font-size-asian="11pt" style:font-style-asian="normal" style:font-size-complex="11pt" style:font-style-complex="normal" style:font-weight-complex="bold"/>
    </style:style>
    <style:style style:name="T15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6">Brandon Schlueter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9">81-06 34<text:span text:style-name="T17">th</text:span> Ave, Apt 2k, Queens, NY, 11372 </text:p>
          </table:table-cell>
          <table:covered-table-cell/>
          <table:table-cell table:style-name="Table3.C2" office:value-type="string">
            <text:p text:style-name="P10"><text:s text:c="14"/>(608) 432-5831 <text:s text:c="20"/></text:p>
          </table:table-cell>
          <table:table-cell table:style-name="Table3.D2" table:number-columns-spanned="2" office:value-type="string">
            <text:p text:style-name="P11">brandon@elephantventures.com </text:p>
          </table:table-cell>
          <table:covered-table-cell/>
        </table:table-row>
        <table:table-row table:style-name="Table3.2">
          <table:table-cell table:style-name="Table3.A3" table:number-columns-spanned="5" office:value-type="string">
            <text:p text:style-name="P15"/>
            <text:p text:style-name="P15">SKILLS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Programming Languages</text:p>
          </table:table-cell>
          <table:table-cell table:style-name="Table3.A4" table:number-columns-spanned="4" office:value-type="string">
            <text:p text:style-name="P14">Python, Java, Javascript, Ruby et al.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Operating Systems</text:p>
          </table:table-cell>
          <table:table-cell table:style-name="Table3.A4" table:number-columns-spanned="4" office:value-type="string">
            <text:p text:style-name="P14">Linux and OS X, Window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evelopment Models</text:p>
          </table:table-cell>
          <table:table-cell table:style-name="Table3.A4" table:number-columns-spanned="4" office:value-type="string">
            <text:p text:style-name="P12">Agile, Scrum, Waterfall, <text:bookmark text:name="firstHeading"/>Test-Firs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Tools</text:p>
          </table:table-cell>
          <table:table-cell table:style-name="Table3.A4" table:number-columns-spanned="4" office:value-type="string">
            <text:p text:style-name="P14">Puppet, Chef, Vagrant, Packer, Gi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omain Knowledge</text:p>
          </table:table-cell>
          <table:table-cell table:style-name="Table3.A4" table:number-columns-spanned="4" office:value-type="string">
            <text:p text:style-name="P14">AI, Android Development, Github, EC2, Django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APIs</text:p>
          </table:table-cell>
          <table:table-cell table:style-name="Table3.A4" table:number-columns-spanned="4" office:value-type="string">
            <text:p text:style-name="P14">Shopify, Yahoo Small Business, BigCommerce, New York Times, Google Map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atabases</text:p>
          </table:table-cell>
          <table:table-cell table:style-name="Table3.A4" table:number-columns-spanned="4" office:value-type="string">
            <text:p text:style-name="P14">MySQL, SQLite, some Redis, PostgreSQL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Cloud Services</text:p>
          </table:table-cell>
          <table:table-cell table:style-name="Table3.A4" table:number-columns-spanned="4" office:value-type="string">
            <text:p text:style-name="P14">Amazon's RDS, Opsworks, CloudWatch, EC2, ELB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3" table:number-columns-spanned="5" office:value-type="string">
            <text:p text:style-name="P13"/>
            <text:p text:style-name="P13">Employment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2">Software Engineer,</text:span><text:span text:style-name="T15"> Elephant Ventures</text:span> — New York, NY, 3/2013 – present</text:p>
            <text:list xml:id="list1153226414" text:style-name="RTF_5f_Num_20_9">
              <text:list-item>
                <text:p text:style-name="P17">Added puppet scripts to fill out a puppet deployment system for use on Rackspace Servers and with Virtual Box Vagrant vms </text:p>
              </text:list-item>
              <text:list-item>
                <text:p text:style-name="P17">Built and maintain a regime of chef cookbooks for deploying stacks on Amazon Opsworks</text:p>
              </text:list-item>
              <text:list-item>
                <text:p text:style-name="P17">Worked on varied teams with between 0 and 6 other developers to build or update websites and web apps for clients, many of which ran on Drupal, but others ran on the Vanilla PHP framework, Experia, and a custom Flask-Nodejs-iOS stack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1">Django Developer,</text:span><text:span text:style-name="T15"> Subuno (MERS Technologies)</text:span> — New York, NY, 4/2011 – 3/2013</text:p>
            <text:list xml:id="list966423057" text:continue-numbering="true" text:style-name="RTF_5f_Num_20_9">
              <text:list-item>
                <text:p text:style-name="P17">Add features and maintain a fraud detection platform build with Django on Amazon Web Services</text:p>
              </text:list-item>
              <text:list-item>
                <text:p text:style-name="P17">Build integrations with Shopify and BigCommerce and cleaned up and added new features to an integration with Yahoo Small Busines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1">Student Tech,</text:span><text:span text:style-name="T15"> Pace University, Information Technology Services</text:span> — New York, NY, 3/2011 – 5/2011</text:p>
            <text:list xml:id="list977576411" text:continue-numbering="true" text:style-name="RTF_5f_Num_20_9">
              <text:list-item>
                <text:p text:style-name="P18">Diagnosed, repaired, and upgraded student, staff and faculty laptops running Windows XP, Vista and 7, OS X, and Linux</text:p>
              </text:list-item>
              <text:list-item>
                <text:p text:style-name="P18">Installed and troubleshot a variety of printers owned by both the school and our client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0">Database Administrator</text:span><text:span text:style-name="T13">, </text:span><text:span text:style-name="T14">Time's Up! </text:span><text:span text:style-name="T8">— </text:span>New York, NY, 6/2009 – 11/2010</text:p>
            <text:list xml:id="list1600919800" text:continue-numbering="true" text:style-name="RTF_5f_Num_20_9">
              <text:list-item>
                <text:p text:style-name="P18">Developed a membership tracking tool in python 2.6 using SQLite with 27 data points </text:p>
              </text:list-item>
              <text:list-item>
                <text:p text:style-name="P18">Migrated a Microsoft Access Database of 2500+ member entries onto my applicatio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5"><text:span text:style-name="T16">Database Intern</text:span><text:span text:style-name="T10">, Onboard Informatics — </text:span><text:span text:style-name="T1">New York, NY, 6/2009</text:span><text:bookmark-start text:name="DDE_LINK2"/><text:span text:style-name="T1"> – </text:span><text:bookmark-end text:name="DDE_LINK2"/><text:span text:style-name="T1">9/2009</text:span></text:p>
            <text:list xml:id="list560545010" text:continue-list="list1600919800" text:style-name="RTF_5f_Num_20_9">
              <text:list-item text:start-value="1">
                <text:p text:style-name="P18">Researched, tested, demoed, and implemented Zenoss Core to manage 26 <text:s/>windows and linux servers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0">Tutor</text:span><text:span text:style-name="T13">, </text:span><text:span text:style-name="T14">Pace University, Seidenberg School of CSIS </text:span><text:span text:style-name="T8">— </text:span>New York, NY, 1/2009 – 5/2009</text:p>
            <text:list xml:id="list1940787001" text:continue-numbering="true" text:style-name="RTF_5f_Num_20_9">
              <text:list-item>
                <text:p text:style-name="P18">Tutored graduate and undergraduate students in Java, binary and discrete math, web design, and algorithm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9">
          <table:table-cell table:style-name="Table3.A26" table:number-columns-spanned="5" office:value-type="string">
            <text:p text:style-name="P5"><text:span text:style-name="T16">IT and Engineering Intern</text:span><text:span text:style-name="T10">, Riorey</text:span><text:span text:style-name="T4"> —</text:span><text:span text:style-name="T1"> Bethesda, MD, 10/2006 </text:span><text:bookmark-start text:name="DDE_LINK"/><text:bookmark-start text:name="DDE_LINK1"/><text:span text:style-name="T1">– 7/2007</text:span><text:bookmark-end text:name="DDE_LINK"/><text:bookmark-end text:name="DDE_LINK1"/></text:p>
            <text:list xml:id="list402091197" text:continue-list="list1940787001" text:style-name="RTF_5f_Num_20_9">
              <text:list-item text:start-value="1">
                <text:p text:style-name="P18">Implemented and tested a hardware design for advanced network security devi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0">
          <table:table-cell table:style-name="Table3.A26" table:number-columns-spanned="5" office:value-type="string">
            <text:p text:style-name="P6"><text:span text:style-name="T16">Associate</text:span><text:span text:style-name="T10">, The Lazarus Foundation</text:span><text:span text:style-name="T4"> —</text:span><text:span text:style-name="T1"> Columbia, MD, 6/2002 – 11/2007</text:span></text:p>
            <text:list xml:id="list1687274190" text:continue-numbering="true" text:style-name="RTF_5f_Num_20_9">
              <text:list-item>
                <text:p text:style-name="P19">Recycled donated computers including batches of hundreds as part of a recycling program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1">
          <table:table-cell table:style-name="Table3.A23" table:number-columns-spanned="5" office:value-type="string">
            <text:p text:style-name="P8"/>
            <text:p text:style-name="P8">Education</text:p>
          </table:table-cell>
          <table:covered-table-cell/>
          <table:covered-table-cell/>
          <table:covered-table-cell/>
          <table:covered-table-cell/>
        </table:table-row>
        <table:table-row table:style-name="Table3.22">
          <table:table-cell table:style-name="Table3.A22" table:number-columns-spanned="4" office:value-type="string">
            <text:p text:style-name="P1"><text:span text:style-name="T9">Pace University, Seidenberg School of CSIS </text:span>— <text:span text:style-name="T2">New York, NY, 9/2008</text:span><text:span text:style-name="T3"> – 12</text:span><text:span text:style-name="T2">/2011</text:span></text:p>
            <text:p text:style-name="P2"><text:span text:style-name="T7"><text:s text:c="4"/></text:span><text:span text:style-name="T6">Degree and </text:span><text:span text:style-name="T5">Major: </text:span>Bachelor of Science in Computer Science <text:s text:c="5"/></text:p>
          </table:table-cell>
          <table:covered-table-cell/>
          <table:covered-table-cell/>
          <table:covered-table-cell/>
          <table:table-cell table:style-name="Table3.E22" office:value-type="string">
            <text:p text:style-name="P3">Overall GPA: 3.1/4.0 <text:s text:c="4"/>Major GPA: 3.6/4.0</text:p>
            <text:p text:style-name="P3">Awards: Dean's Scholarship</text:p>
          </table:table-cell>
        </table:table-row>
        <table:table-row table:style-name="Table3.23">
          <table:table-cell table:style-name="Table3.A23" table:number-columns-spanned="5" office:value-type="string">
            <text:p text:style-name="P8"/>
            <text:p text:style-name="P8">Academic Projects</text:p>
          </table:table-cell>
          <table:covered-table-cell/>
          <table:covered-table-cell/>
          <table:covered-table-cell/>
          <table:covered-table-cell/>
        </table:table-row>
        <table:table-row table:style-name="Table3.24">
          <table:table-cell table:style-name="Table3.A26" table:number-columns-spanned="5" office:value-type="string">
            <text:list xml:id="list352000765" text:style-name="RTF_5f_Num_20_5">
              <text:list-item>
                <text:p text:style-name="P22">Working with a team of Bangladeshi testers and fellow students utilizing Google Code and Groups as well as the Rally Dev project management system we designed and developed a flashcard app for Android while abiding by Scrum practi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5">
          <table:table-cell table:style-name="Table3.A26" table:number-columns-spanned="5" office:value-type="string">
            <text:list xml:id="list219832368" text:continue-numbering="true" text:style-name="RTF_5f_Num_20_5">
              <text:list-item>
                <text:p text:style-name="P22">Lead a ten person team to development a Java application to schedule and manage the business of home entertainer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6">
          <table:table-cell table:style-name="Table3.A26" table:number-columns-spanned="5" office:value-type="string">
            <text:list xml:id="list1572929184" text:style-name="RTF_5f_Num_20_5">
              <text:list-item>
                <text:p text:style-name="P22">Developed a picture to PDF program in Python utilizing optical character recognition and a tk GUI with a partn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402in" fo:margin-right="0in" fo:text-indent="0in" style:auto-text-indent="false"/>
      <style:text-properties fo:font-size="12pt" fo:language="en" fo:country="US" style:font-name-asian="Times New Roman" style:language-asian="zxx" style:country-asian="none" style:font-name-complex="Calibri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RTF_5f_Num_20_2_20_1" style:display-name="RTF_Num 2 1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2" style:display-name="RTF_Num 2 2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3" style:display-name="RTF_Num 2 3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4" style:display-name="RTF_Num 2 4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5" style:display-name="RTF_Num 2 5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6" style:display-name="RTF_Num 2 6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7" style:display-name="RTF_Num 2 7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8" style:display-name="RTF_Num 2 8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9" style:display-name="RTF_Num 2 9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10" style:display-name="RTF_Num 2 10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3_20_1" style:display-name="RTF_Num 3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2" style:display-name="RTF_Num 3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3" style:display-name="RTF_Num 3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4" style:display-name="RTF_Num 3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5" style:display-name="RTF_Num 3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6" style:display-name="RTF_Num 3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7" style:display-name="RTF_Num 3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8" style:display-name="RTF_Num 3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9" style:display-name="RTF_Num 3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10" style:display-name="RTF_Num 3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" style:display-name="RTF_Num 4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2" style:display-name="RTF_Num 4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3" style:display-name="RTF_Num 4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4" style:display-name="RTF_Num 4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5" style:display-name="RTF_Num 4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6" style:display-name="RTF_Num 4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7" style:display-name="RTF_Num 4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8" style:display-name="RTF_Num 4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9" style:display-name="RTF_Num 4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0" style:display-name="RTF_Num 4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" style:display-name="RTF_Num 5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2" style:display-name="RTF_Num 5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3" style:display-name="RTF_Num 5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4" style:display-name="RTF_Num 5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5" style:display-name="RTF_Num 5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6" style:display-name="RTF_Num 5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7" style:display-name="RTF_Num 5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8" style:display-name="RTF_Num 5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9" style:display-name="RTF_Num 5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0" style:display-name="RTF_Num 5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" style:display-name="RTF_Num 6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2" style:display-name="RTF_Num 6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3" style:display-name="RTF_Num 6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4" style:display-name="RTF_Num 6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5" style:display-name="RTF_Num 6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6" style:display-name="RTF_Num 6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7" style:display-name="RTF_Num 6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8" style:display-name="RTF_Num 6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9" style:display-name="RTF_Num 6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0" style:display-name="RTF_Num 6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" style:display-name="RTF_Num 7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2" style:display-name="RTF_Num 7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3" style:display-name="RTF_Num 7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4" style:display-name="RTF_Num 7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5" style:display-name="RTF_Num 7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6" style:display-name="RTF_Num 7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7" style:display-name="RTF_Num 7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8" style:display-name="RTF_Num 7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9" style:display-name="RTF_Num 7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0" style:display-name="RTF_Num 7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" style:display-name="RTF_Num 8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2" style:display-name="RTF_Num 8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3" style:display-name="RTF_Num 8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4" style:display-name="RTF_Num 8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5" style:display-name="RTF_Num 8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6" style:display-name="RTF_Num 8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7" style:display-name="RTF_Num 8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8" style:display-name="RTF_Num 8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9" style:display-name="RTF_Num 8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0" style:display-name="RTF_Num 8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" style:display-name="RTF_Num 9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2" style:display-name="RTF_Num 9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3" style:display-name="RTF_Num 9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4" style:display-name="RTF_Num 9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5" style:display-name="RTF_Num 9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6" style:display-name="RTF_Num 9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7" style:display-name="RTF_Num 9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8" style:display-name="RTF_Num 9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9" style:display-name="RTF_Num 9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0" style:display-name="RTF_Num 9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Absatz-Standardschriftar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style:font-name-asian="Times New Roman"/>
    </style:style>
    <style:style style:name="Internet_20_link_20__28_user_29_" style:display-name="Internet link (user)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Visited_20_Internet_20_Link" style:display-name="Visited Internet Link" style:family="text">
      <style:text-properties fo:color="#80000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Internet_20_link1" style:display-name="Internet link1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DejaVu Sans" style:language-asian="zxx" style:country-asian="none" style:font-name-complex="Times New Roman" style:font-size-complex="12pt"/>
    </style:style>
    <style:style style:name="Line_20_numbering" style:display-name="Line numbering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WW-Bullet_20_Symbols" style:display-name="WW-Bullet Symbols" style:family="text">
      <style:text-properties style:use-window-font-color="true"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Numbering_20_Symbols" style:display-name="Numbering Symbols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text:style-name="RTF_5f_Num_20_2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3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3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3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3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3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3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3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3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3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3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RTF_5f_Num_20_4" style:display-name="RTF_Num 4">
      <text:list-level-style-bullet text:level="1" text:style-name="RTF_5f_Num_20_4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4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4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4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4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4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4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4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4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4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5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5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5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5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5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5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5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5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5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5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6" style:display-name="RTF_Num 6">
      <text:list-level-style-bullet text:level="1" text:style-name="RTF_5f_Num_20_6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6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6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6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6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6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6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6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6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6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7" style:display-name="RTF_Num 7">
      <text:list-level-style-bullet text:level="1" text:style-name="RTF_5f_Num_20_7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7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7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7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7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7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7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7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7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7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8" style:display-name="RTF_Num 8">
      <text:list-level-style-bullet text:level="1" text:style-name="RTF_5f_Num_20_8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8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8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8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8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8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8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8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8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8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9" style:display-name="RTF_Num 9">
      <text:list-level-style-bullet text:level="1" text:style-name="RTF_5f_Num_20_9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9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9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9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9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9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9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9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9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9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in" fo:margin-bottom="0.1008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3-11-07T11:19:16</dc:date>
    <meta:editing-cycles>43</meta:editing-cycles>
    <meta:editing-duration>P9DT4H35M6S</meta:editing-duration>
    <meta:print-date>2011-09-15T19:33:07</meta:print-date>
    <meta:document-statistic meta:table-count="1" meta:image-count="0" meta:object-count="0" meta:page-count="1" meta:paragraph-count="52" meta:word-count="519" meta:character-count="3277" meta:non-whitespace-character-count="2771"/>
    <meta:user-defined meta:name="Info 1"/>
    <meta:user-defined meta:name="Info 2"/>
    <meta:user-defined meta:name="Info 3"/>
    <meta:user-defined meta:name="Info 4"/>
  </office:meta>
</office:document-meta>
</file>